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ff00ff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f00ff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ff00ff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fo:background-color="#ff00ff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3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0.99pt ridge #000000" fo:background-color="#ff00ff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4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ackground-color="#ff00ff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0.99pt ridge #000000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8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9" style:family="table-cell" style:parent-style-name="Default">
      <style:table-cell-properties fo:border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7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8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8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9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50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1" office:value-type="string" calcext:value-type="string">
            <text:p>Para crear un nuevo usuari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8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9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URI</text:p>
          </table:table-cell>
          <table:table-cell table:style-name="ce35" office:value-type="string" calcext:value-type="string" table:number-columns-spanned="2" table:number-rows-spanned="1">
            <text:p>/UPMsocial/usuarios</text:p>
          </table:table-cell>
          <table:covered-table-cell table:style-name="ce52"/>
          <table:table-cell table:number-columns-repeated="4"/>
        </table:table-row>
        <table:table-row table:style-name="ro1">
          <table:table-cell table:style-name="ce9" office:value-type="string" calcext:value-type="string">
            <text:p>Metodo</text:p>
          </table:table-cell>
          <table:table-cell table:style-name="ce36" office:value-type="string" calcext:value-type="string">
            <text:p>PUT</text:p>
          </table:table-cell>
          <table:table-cell table:style-name="ce53"/>
          <table:table-cell table:number-columns-repeated="4"/>
        </table:table-row>
        <table:table-row table:style-name="ro2">
          <table:table-cell table:style-name="ce10" office:value-type="string" calcext:value-type="string">
            <text:p>Cuerpo de la petición (PUT)</text:p>
          </table:table-cell>
          <table:table-cell table:style-name="ce36" office:value-type="string" calcext:value-type="string">
            <text:p>POX</text:p>
          </table:table-cell>
          <table:table-cell table:style-name="ce54" office:value-type="string" calcext:value-type="string">
            <text:p>Para crear un usuario con su identificador ya conocido (PUT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Devuelve</text:p>
          </table:table-cell>
          <table:table-cell table:style-name="ce36" office:value-type="float" office:value="201" calcext:value-type="float">
            <text:p>201</text:p>
          </table:table-cell>
          <table:table-cell table:style-name="ce53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37" office:value-type="float" office:value="401" calcext:value-type="float">
            <text:p>401</text:p>
          </table:table-cell>
          <table:table-cell table:style-name="ce55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8"/>
          <table:covered-table-cell table:style-name="ce5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8" office:value-type="string" calcext:value-type="string">
            <text:p>OK y POX (/UPMsocial/usuarios/[usuario]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9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50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8" office:value-type="string" calcext:value-type="string">
            <text:p>Para modificar un usuario existen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8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8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9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8"/>
          <table:covered-table-cell table:style-name="ce5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8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8" office:value-type="string" calcext:value-type="string">
            <text:p>Posición del primer amigo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8" office:value-type="string" calcext:value-type="string">
            <text:p>Posición del ultimo amigo solicitad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3" office:value-type="string" calcext:value-type="string">
            <text:p>OK y POX (/UPMsocial/[usuario]+xml) ?? URL que devuelve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9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50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1" office:value-type="string" calcext:value-type="string">
            <text:p>Para a<text:span text:style-name="T1">ñadir un usuario como amigo a la lista de amigos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8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9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5" office:value-type="string" calcext:value-type="string" table:number-columns-spanned="2" table:number-rows-spanned="1">
            <text:p>/UPMsocial/usuarios/[usuario]/amigos/[amigo] ??? [amigo] o [hash]</text:p>
          </table:table-cell>
          <table:covered-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8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40"/>
          <table:covered-table-cell table:style-name="ce58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1" office:value-type="string" calcext:value-type="string" table:number-columns-spanned="2" table:number-rows-spanned="1">
            <text:p>/UPMsocial/usuarios/[usuario]/posts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12" office:value-type="string" calcext:value-type="string">
            <text:p>dt=</text:p>
          </table:table-cell>
          <table:table-cell table:style-name="ce61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0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60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2"/>
          <table:covered-table-cell table:style-name="ce63"/>
          <table:table-cell table:style-name="ce69" table:number-columns-repeated="4"/>
        </table:table-row>
        <table:table-row table:style-name="ro1">
          <table:table-cell table:style-name="ce21" office:value-type="string" calcext:value-type="string">
            <text:p>URI</text:p>
          </table:table-cell>
          <table:table-cell table:style-name="ce43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  <table:table-cell table:number-columns-repeated="4"/>
        </table:table-row>
        <table:table-row table:style-name="ro1">
          <table:table-cell table:style-name="ce22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5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dt_start=</text:p>
          </table:table-cell>
          <table:table-cell table:style-name="ce66" office:value-type="string" calcext:value-type="string">
            <text:p>Fecha de los primeros posts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2" office:value-type="string" calcext:value-type="string">
            <text:p>dt_end=</text:p>
          </table:table-cell>
          <table:table-cell table:style-name="ce66" office:value-type="string" calcext:value-type="string">
            <text:p>Fecha de los ultimos posts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3" office:value-type="float" office:value="401" calcext:value-type="float">
            <text:p>401</text:p>
          </table:table-cell>
          <table:table-cell table:style-name="ce65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5"/>
          <table:table-cell table:style-name="ce44" office:value-type="float" office:value="404" calcext:value-type="float">
            <text:p>404</text:p>
          </table:table-cell>
          <table:table-cell table:style-name="ce67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40"/>
          <table:covered-table-cell table:style-name="ce58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1" office:value-type="string" calcext:value-type="string" table:number-columns-spanned="2" table:number-rows-spanned="1">
            <text:p>/UPMsocial/usuarios/[usuario]/posts</text:p>
          </table:table-cell>
          <table:covered-table-cell table:style-name="ce59"/>
          <table:table-cell table:style-name="ce69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60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60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60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 table:number-columns-spanned="3" table:number-rows-spanned="1">
            <text:p>Editar un post</text:p>
          </table:table-cell>
          <table:covered-table-cell table:style-name="ce40"/>
          <table:covered-table-cell table:style-name="ce58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1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60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4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60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60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4" calcext:value-type="float">
            <text:p>404</text:p>
          </table:table-cell>
          <table:table-cell table:style-name="ce60" office:value-type="string" calcext:value-type="string">
            <text:p>Not found(*)</text:p>
          </table:table-cell>
          <table:table-cell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40"/>
          <table:covered-table-cell table:style-name="ce58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1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60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3" office:value-type="float" office:value="401" calcext:value-type="float">
            <text:p>401</text:p>
          </table:table-cell>
          <table:table-cell table:style-name="ce60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5"/>
          <table:covered-table-cell table:style-name="ce47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6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8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8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8" office:value-type="string" calcext:value-type="string">
            <text:p>Filtrar por conteni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1" office:value-type="string" calcext:value-type="string">
            <text:p>Posición del primer post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1" office:value-type="string" calcext:value-type="string">
            <text:p>Posición del ultimo post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8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9" office:value-type="string" calcext:value-type="string">
            <text:p>Not found</text:p>
          </table:table-cell>
          <table:table-cell table:number-columns-repeated="4"/>
        </table:table-row>
        <table:table-row table:style-name="ro1" table:number-rows-repeated="10484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 style:data-style-name="N2" text:time-value="21:37:14.069443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24T21:48:31.981637389</dc:date>
    <meta:editing-duration>PT2H5M55S</meta:editing-duration>
    <meta:editing-cycles>20</meta:editing-cycles>
    <meta:generator>LibreOffice/5.0.5.2$Linux_X86_64 LibreOffice_project/00m0$Build-2</meta:generator>
    <meta:document-statistic meta:table-count="1" meta:cell-count="225" meta:object-count="0"/>
  </office:meta>
</office:document-meta>
</file>